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5ef52" officeooo:paragraph-rsid="0005ef52"/>
    </style:style>
    <style:style style:name="P2" style:family="paragraph" style:parent-style-name="Standard">
      <style:text-properties officeooo:rsid="0005ef52" officeooo:paragraph-rsid="0005ef52"/>
    </style:style>
    <style:style style:name="T1" style:family="text">
      <style:text-properties officeooo:rsid="000732b8"/>
    </style:style>
    <style:style style:name="T2" style:family="text">
      <style:text-properties officeooo:rsid="000810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gui test</text:p>
      <text:p text:style-name="P1">MULTIPLE tests of hypotheses for hiker and helicopter team and assure that dog team does not move from hypotheses</text:p>
      <text:p text:style-name="P1"/>
      <text:p text:style-name="P1">part2</text:p>
      <text:p text:style-name="P1"/>
      <text:p text:style-name="P1">-assure icon creation (visual affirmation) when searchTeam objects are created</text:p>
      <text:p text:style-name="P1">-the <text:span text:style-name="T1">prior </text:span>test for hypotheses will <text:span text:style-name="T1">confirm that our hypotheses are still correct by visual confirmation of the green highlighting at correct width, etc.</text:span></text:p>
      <text:p text:style-name="P1">- <text:span text:style-name="T1">create control panel gui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a </meta:initial-creator>
    <meta:creation-date>2014-04-22T10:12:50.758599267</meta:creation-date>
    <dc:date>2014-04-23T16:21:18.667163726</dc:date>
    <dc:creator>Johanna </dc:creator>
    <meta:editing-duration>PT8M26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6" meta:word-count="62" meta:character-count="391" meta:non-whitespace-character-count="334"/>
  </office:meta>
</office:document-meta>
</file>